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7910" officeooo:paragraph-rsid="001c7910"/>
    </style:style>
    <style:style style:name="P2" style:family="paragraph" style:parent-style-name="Standard">
      <style:text-properties officeooo:rsid="001d92f4" officeooo:paragraph-rsid="001d92f4"/>
    </style:style>
    <style:style style:name="P3" style:family="paragraph" style:parent-style-name="Standard">
      <style:text-properties officeooo:rsid="001f8ae2" officeooo:paragraph-rsid="001f8ae2"/>
    </style:style>
    <style:style style:name="T1" style:family="text">
      <style:text-properties style:text-position="super 58%"/>
    </style:style>
    <style:style style:name="T2" style:family="text">
      <style:text-properties officeooo:rsid="001f8a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drive.google.com/file/d/19oMMJJBbf5m11shoFDEVY_IZAw1hHVcu/view?usp=sharing" text:style-name="Internet_20_link" text:visited-style-name="Visited_20_Internet_20_Link">https://drive.google.com/file/d/19oMMJJBbf5m11shoFDEVY_IZAw1hHVcu/view?usp=sharing</text:a> In this g-drive link i submitted my file as .zip format which contains questions. And for ‘Q1_Stereo Imaging.pdf’, ‘Q1_Vision_Transformers.pdf’ and Q2_Vision_Transformers.pdf’ i added link of corresponding google collab notebook link</text:p>
      <text:p text:style-name="P1"/>
      <text:p text:style-name="P3">1)<text:a xlink:type="simple" xlink:href="https://drive.google.com/file/d/1DRPTAc846I1JCuo_JsO0rLNHpXIqGCUU/view?usp=sharing" text:style-name="Internet_20_link" text:visited-style-name="Visited_20_Internet_20_Link">https://drive.google.com/file/d/1DRPTAc846I1JCuo_JsO0rLNHpXIqGCUU/view?usp=sharing</text:a> in this g-drive link i added the demo video of 1<text:span text:style-name="T1">st</text:span> question in NLP</text:p>
      <text:p text:style-name="P2"/>
      <text:p text:style-name="P2"><text:span text:style-name="T2">2</text:span>)And aslo for 2<text:span text:style-name="T1">nd</text:span> question in Stereo imaging, i want to use 1<text:span text:style-name="T1">st</text:span> question algortihm and from video i will take frames and then as i will calculate distance of obstacle using these continuos frames to get good approximation like for each frame i will get one distance and for neighbour frames it should be similar just a rough idea 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08:35:25.872811673</meta:creation-date>
    <dc:date>2024-10-21T09:49:31.327453470</dc:date>
    <meta:editing-duration>PT5M54S</meta:editing-duration>
    <meta:editing-cycles>1</meta:editing-cycles>
    <meta:document-statistic meta:table-count="0" meta:image-count="0" meta:object-count="0" meta:page-count="1" meta:paragraph-count="3" meta:word-count="106" meta:character-count="798" meta:non-whitespace-character-count="694"/>
    <meta:generator>LibreOffice/7.3.7.2$Linux_X86_64 LibreOffice_project/30$Build-2</meta:generator>
  </office:meta>
</office:document-meta>
</file>